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4cf99" officeooo:paragraph-rsid="0014cf99" style:text-blinking="false" fo:background-color="transparent" style:font-weight-asian="bold" style:font-weight-complex="bold"/>
    </style:style>
    <style:style style:name="P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4cf99" officeooo:paragraph-rsid="0014cf99"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dce89" officeooo:paragraph-rsid="001dce89"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323a1" style:text-blinking="false" fo:background-color="transparent"/>
    </style:style>
    <style:style style:name="P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dce89" style:text-blinking="false" fo:background-color="transparen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7a68b"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b739c"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b9b08" style:text-blinking="false" fo:background-color="transparen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d6f53" style:text-blinking="false" fo:background-color="transparent"/>
    </style:style>
    <style:style style:name="P14" style:family="paragraph" style:parent-style-name="Text_20_body">
      <style:paragraph-properties fo:margin-left="0in" fo:margin-right="0in" fo:margin-top="0in" fo:margin-bottom="0in" style:contextual-spacing="false" fo:line-height="120%"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4d44" officeooo:paragraph-rsid="00144d44" style:text-blinking="false" fo:background-color="transparent"/>
    </style:style>
    <style:style style:name="P1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4d44" officeooo:paragraph-rsid="0017a68b" style:text-blinking="false" fo:background-color="transparent"/>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6f53" officeooo:paragraph-rsid="001d6f53" style:text-blinking="false" fo:background-color="transparent"/>
    </style:style>
    <style:style style:name="P1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font-weight-asian="normal" style:font-weight-complex="normal"/>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13d1e" officeooo:paragraph-rsid="00213d1e" style:text-blinking="false" fo:background-color="transparent"/>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paragraph-rsid="001323a1" style:text-blinking="false" fo:background-color="transparent"/>
    </style:style>
    <style:style style:name="P22"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paragraph-rsid="00213d1e" style:text-blinking="false" fo:background-color="transparen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paragraph-rsid="0022c48d" style:text-blinking="false" fo:background-color="transparent"/>
    </style:style>
    <style:style style:name="P24"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paragraph-rsid="00237461" style:text-blinking="false" fo:background-color="transparent"/>
    </style:style>
    <style:style style:name="P25"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rsid="00162936" officeooo:paragraph-rsid="00162936" style:text-blinking="false" fo:background-color="transparent"/>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ff0000"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font-weight-asian="normal" style:font-weight-complex="normal"/>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officeooo:rsid="0022c48d" officeooo:paragraph-rsid="0022c48d" style:text-blinking="false" fo:background-color="transparent"/>
    </style:style>
    <style:style style:name="P28"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bold" officeooo:paragraph-rsid="0022c48d" style:text-blinking="false" fo:background-color="transparent" style:font-weight-asian="bold" style:font-weight-complex="bold"/>
    </style:style>
    <style:style style:name="P29" style:family="paragraph" style:parent-style-name="Text_20_body">
      <style:paragraph-properties fo:margin-top="0in" fo:margin-bottom="0in" style:contextual-spacing="false" fo:line-height="138%" style:writing-mode="lr-tb"/>
      <style:text-properties fo:font-variant="normal" fo:text-transform="none" fo:color="#434343"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style:contextual-spacing="false" fo:line-height="138%" style:writing-mode="lr-tb"/>
      <style:text-properties fo:font-variant="normal" fo:text-transform="none" fo:color="#434343" loext:opacity="100%" style:text-line-through-style="none" style:text-line-through-type="none" style:font-name="Arial" fo:font-size="11pt" fo:font-style="normal" style:text-underline-style="none" fo:font-weight="normal" officeooo:rsid="001b0036" officeooo:paragraph-rsid="001b9b08" style:text-blinking="false" fo:background-color="transparent"/>
    </style:style>
    <style:style style:name="P31" style:family="paragraph" style:parent-style-name="Text_20_body">
      <style:paragraph-properties fo:margin-top="0in" fo:margin-bottom="0in" style:contextual-spacing="false" fo:line-height="138%" style:writing-mode="lr-tb"/>
      <style:text-properties fo:font-variant="normal" fo:text-transform="none" fo:color="#3465a4" loext:opacity="1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paragraph-rsid="001b739c" style:text-blinking="false" fo:background-color="transparent"/>
    </style:style>
    <style:style style:name="P3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paragraph-rsid="001d6f53" style:text-blinking="false" fo:background-color="transparent"/>
    </style:style>
    <style:style style:name="P37"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2a6099" loext:opacity="100%" style:text-line-through-style="none" style:text-line-through-type="none" style:font-name="Arial" fo:font-size="11pt" fo:font-style="normal" style:text-underline-style="none" fo:font-weight="normal" officeooo:paragraph-rsid="001d6f53" style:text-blinking="false" fo:background-color="transparent"/>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a6099"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font-weight-asian="normal" style:font-weight-complex="normal"/>
    </style:style>
    <style:style style:name="P39"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text-underline-style="none" style:text-blinking="false" fo:background-color="transparent"/>
    </style:style>
    <style:style style:name="P40" style:family="paragraph" style:parent-style-name="Text_20_body">
      <style:paragraph-properties fo:margin-top="0in" fo:margin-bottom="0in" style:contextual-spacing="false" fo:line-height="138%" style:writing-mode="lr-tb"/>
      <style:text-properties fo:font-weight="normal"/>
    </style:style>
    <style:style style:name="P41" style:family="paragraph" style:parent-style-name="Text_20_body">
      <style:paragraph-properties fo:margin-top="0in" fo:margin-bottom="0in" style:contextual-spacing="false" fo:line-height="138%" style:writing-mode="lr-tb"/>
    </style:style>
    <style:style style:name="P42" style:family="paragraph" style:parent-style-name="Text_20_body">
      <style:paragraph-properties fo:margin-top="0in" fo:margin-bottom="0in" style:contextual-spacing="false" fo:line-height="138%" style:writing-mode="lr-tb"/>
      <style:text-properties officeooo:paragraph-rsid="0014cf99"/>
    </style:style>
    <style:style style:name="P43" style:family="paragraph" style:parent-style-name="Text_20_body">
      <style:paragraph-properties fo:margin-top="0in" fo:margin-bottom="0in" style:contextual-spacing="false" fo:line-height="138%" style:writing-mode="lr-tb"/>
      <style:text-properties officeooo:paragraph-rsid="0017a68b"/>
    </style:style>
    <style:style style:name="P44" style:family="paragraph" style:parent-style-name="Text_20_body">
      <style:text-properties fo:color="#3465a4" loext:opacity="100%"/>
    </style:style>
    <style:style style:name="P45" style:family="paragraph" style:parent-style-name="Text_20_body">
      <style:text-properties fo:color="#2a6099" loext:opacity="100%"/>
    </style:style>
    <style:style style:name="P46" style:family="paragraph" style:parent-style-name="Text_20_body">
      <style:text-properties officeooo:paragraph-rsid="001d6f53"/>
    </style:style>
    <style:style style:name="P47" style:family="paragraph" style:parent-style-name="Text_20_body">
      <style:text-properties officeooo:paragraph-rsid="00213d1e"/>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7a68b" officeooo:paragraph-rsid="0017a68b" style:text-blinking="false" fo:background-color="transparent" style:font-weight-asian="bold" style:font-weight-complex="bold"/>
    </style:style>
    <style:style style:name="P4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1dce89" officeooo:paragraph-rsid="00213d1e" style:text-blinking="false" fo:background-color="transparent" style:font-weight-asian="bold" style:font-weight-complex="bold"/>
    </style:style>
    <style:style style:name="P5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d6f53" style:text-blinking="false" fo:background-color="transparent"/>
    </style:style>
    <style:style style:name="P5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200d3b" officeooo:paragraph-rsid="00200d3b" style:text-blinking="false" fo:background-color="transparent"/>
    </style:style>
    <style:style style:name="P5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44d44" officeooo:paragraph-rsid="00144d44" style:text-blinking="false" fo:background-color="transparent" style:font-weight-asian="normal" style:font-weight-complex="normal"/>
    </style:style>
    <style:style style:name="P5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font-weight-asian="normal" style:font-weight-complex="normal"/>
    </style:style>
    <style:style style:name="P5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7a68b" officeooo:paragraph-rsid="0017a68b" style:text-blinking="false" fo:background-color="transparent"/>
    </style:style>
    <style:style style:name="P5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6f53" officeooo:paragraph-rsid="001d6f53" style:text-blinking="false" fo:background-color="transparent"/>
    </style:style>
    <style:style style:name="P5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style>
    <style:style style:name="P58"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ff0000" loext:opacity="100%" style:text-line-through-style="none" style:text-line-through-type="none" style:font-name="Arial" fo:font-size="11pt" fo:font-style="normal" style:text-underline-style="none" fo:font-weight="normal" officeooo:rsid="00144d44" officeooo:paragraph-rsid="00144d44" style:text-blinking="false" fo:background-color="transparent" style:font-weight-asian="normal" style:font-weight-complex="normal"/>
    </style:style>
    <style:style style:name="P6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ff0000" loext:opacity="100%" style:text-line-through-style="none" style:text-line-through-type="none" style:font-name="Arial" fo:font-size="11pt" fo:font-style="normal" style:text-underline-style="none" fo:font-weight="normal" officeooo:rsid="00144d44" officeooo:paragraph-rsid="001dce89" style:text-blinking="false" fo:background-color="transparent" style:font-weight-asian="normal" style:font-weight-complex="normal"/>
    </style:style>
    <style:style style:name="P61" style:family="paragraph" style:parent-style-name="Text_20_body">
      <style:paragraph-properties fo:margin-top="0in" fo:margin-bottom="0in" style:contextual-spacing="false" fo:line-height="138%" style:writing-mode="lr-tb"/>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style:style>
    <style:style style:name="P62"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rsid="0017a68b" officeooo:paragraph-rsid="0017a68b" style:text-blinking="false" fo:background-color="transparent"/>
    </style:style>
    <style:style style:name="P63"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rsid="00193246" officeooo:paragraph-rsid="00193246" style:text-blinking="false" fo:background-color="transparent"/>
    </style:style>
    <style:style style:name="P64"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paragraph-rsid="001b9b08" style:text-blinking="false" fo:background-color="transparent"/>
    </style:style>
    <style:style style:name="P6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2a6099" loext:opacity="100%" style:text-line-through-style="none" style:text-line-through-type="none" style:font-name="Arial" fo:font-size="11pt" fo:font-style="normal" style:text-underline-style="none" fo:font-weight="normal" officeooo:rsid="001b9b08" style:text-blinking="false" fo:background-color="transparent"/>
    </style:style>
    <style:style style:name="P68" style:family="paragraph" style:parent-style-name="Text_20_body">
      <style:paragraph-properties fo:margin-top="0in" fo:margin-bottom="0in" style:contextual-spacing="false" fo:line-height="138%" style:writing-mode="lr-tb"/>
      <style:text-properties fo:font-variant="normal" fo:text-transform="none" fo:color="#2a6099" loext:opacity="100%" style:text-line-through-style="none" style:text-line-through-type="none" style:font-name="Arial" fo:font-size="11pt" fo:font-style="normal" style:text-underline-style="none" fo:font-weight="normal" officeooo:rsid="001dce89" officeooo:paragraph-rsid="001dce89" style:text-blinking="false" fo:background-color="transparent"/>
    </style:style>
    <style:style style:name="P69" style:family="paragraph" style:parent-style-name="Text_20_body">
      <style:paragraph-properties fo:margin-top="0in" fo:margin-bottom="0in" style:contextual-spacing="false" fo:line-height="138%" style:writing-mode="lr-tb"/>
      <style:text-properties fo:font-variant="normal" fo:text-transform="none" fo:color="#434343" loext:opacity="100%" style:text-line-through-style="none" style:text-line-through-type="none" style:font-name="Arial" fo:font-size="11pt" fo:font-style="normal" style:text-underline-style="none" fo:font-weight="bold" officeooo:rsid="001b0036" officeooo:paragraph-rsid="001b0036" style:text-blinking="false" fo:background-color="transparent" style:font-weight-asian="bold" style:font-weight-complex="bold"/>
    </style:style>
    <style:style style:name="P70" style:family="paragraph" style:parent-style-name="Text_20_body">
      <style:text-properties officeooo:rsid="00248b17" officeooo:paragraph-rsid="00248b17"/>
    </style:style>
    <style:style style:name="P71" style:family="paragraph" style:parent-style-name="Text_20_body">
      <style:paragraph-properties fo:margin-top="0in" fo:margin-bottom="0in" style:contextual-spacing="false" fo:line-height="120%" style:writing-mode="lr-tb"/>
      <style:text-properties officeooo:rsid="00248b17" officeooo:paragraph-rsid="00248b17"/>
    </style:style>
    <style:style style:name="P72" style:family="paragraph" style:parent-style-name="Text_20_body">
      <style:paragraph-properties fo:margin-top="0in" fo:margin-bottom="0in" style:contextual-spacing="false" fo:line-height="120%" style:writing-mode="lr-tb"/>
      <style:text-properties fo:font-weight="bold" officeooo:rsid="00248b17" officeooo:paragraph-rsid="00248b17" style:font-weight-asian="bold" style:font-weight-complex="bold"/>
    </style:style>
    <style:style style:name="P73" style:family="paragraph" style:parent-style-name="Text_20_body">
      <style:text-properties fo:color="#3465a4" loext:opacity="100%"/>
    </style:style>
    <style:style style:name="P74" style:family="paragraph" style:parent-style-name="Text_20_body">
      <style:text-properties fo:color="#3465a4" loext:opacity="100%" officeooo:rsid="00248b17" officeooo:paragraph-rsid="00248b17"/>
    </style:style>
    <style:style style:name="P75" style:family="paragraph" style:parent-style-name="Text_20_body">
      <style:text-properties fo:color="#ff0000" loext:opacity="100%" officeooo:rsid="00248b17" officeooo:paragraph-rsid="00248b17"/>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officeooo:rsid="0014cf99"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144d44"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23a1"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d6f53"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nsolas" fo:font-size="11pt" fo:font-style="normal" style:text-underline-style="none" style:text-blinking="false" fo:background-color="#f9f9f9" loext:char-shading-value="0"/>
    </style:style>
    <style:style style:name="T11" style:family="text">
      <style:text-properties fo:font-variant="normal" fo:text-transform="none" fo:color="#2a6099"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2a6099" loext:opacity="100%" style:text-line-through-style="none" style:text-line-through-type="none" style:font-name="Arial" fo:font-size="11pt" fo:font-style="normal" style:text-underline-style="none" fo:font-weight="normal" officeooo:rsid="0017a68b" style:text-blinking="false" fo:background-color="transparent" loext:char-shading-value="0"/>
    </style:style>
    <style:style style:name="T13" style:family="text">
      <style:text-properties style:font-name="Arial" fo:font-size="11pt" fo:font-style="normal" fo:font-weight="normal"/>
    </style:style>
    <style:style style:name="T14" style:family="text">
      <style:text-properties officeooo:rsid="00104a2c"/>
    </style:style>
    <style:style style:name="T15" style:family="text">
      <style:text-properties officeooo:rsid="001323a1"/>
    </style:style>
    <style:style style:name="T16" style:family="text">
      <style:text-properties fo:font-weight="bold" style:font-weight-asian="bold" style:font-weight-complex="bold"/>
    </style:style>
    <style:style style:name="T17" style:family="text">
      <style:text-properties fo:font-weight="bold" officeooo:rsid="0017a68b" style:font-weight-asian="bold" style:font-weight-complex="bold"/>
    </style:style>
    <style:style style:name="T18" style:family="text">
      <style:text-properties fo:font-weight="bold" officeooo:rsid="001b9b08" style:font-weight-asian="bold" style:font-weight-complex="bold"/>
    </style:style>
    <style:style style:name="T19" style:family="text">
      <style:text-properties fo:font-weight="bold" officeooo:rsid="0022c48d" style:font-weight-asian="bold" style:font-weight-complex="bold"/>
    </style:style>
    <style:style style:name="T20" style:family="text">
      <style:text-properties fo:font-weight="bold" officeooo:rsid="00237461" style:font-weight-asian="bold" style:font-weight-complex="bold"/>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officeooo:rsid="001323a1" style:font-weight-asian="normal" style:font-weight-complex="normal"/>
    </style:style>
    <style:style style:name="T24" style:family="text">
      <style:text-properties officeooo:rsid="0017a68b" style:font-weight-asian="normal" style:font-weight-complex="normal"/>
    </style:style>
    <style:style style:name="T25" style:family="text">
      <style:text-properties officeooo:rsid="0014cf99"/>
    </style:style>
    <style:style style:name="T26" style:family="text">
      <style:text-properties officeooo:rsid="0017a68b"/>
    </style:style>
    <style:style style:name="T27" style:family="text">
      <style:text-properties officeooo:rsid="001b0036"/>
    </style:style>
    <style:style style:name="T28" style:family="text">
      <style:text-properties officeooo:rsid="001d6f53"/>
    </style:style>
    <style:style style:name="T29" style:family="text">
      <style:text-properties officeooo:rsid="001dce89"/>
    </style:style>
    <style:style style:name="T30" style:family="text">
      <style:text-properties officeooo:rsid="0022c48d"/>
    </style:style>
    <style:style style:name="T31" style:family="text">
      <style:text-properties officeooo:rsid="00237461"/>
    </style:style>
    <style:style style:name="T32" style:family="text">
      <style:text-properties officeooo:rsid="00248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text:span text:style-name="T15">0</text:span>1) <text:span text:style-name="T14">Empezando a diseñar algoritmos y programar en </text:span>Python </text:p>
      <text:p text:style-name="Text_20_body"/>
      <text:p text:style-name="P41"><text:span text:style-name="T3">Variab</text:span><text:span text:style-name="T4">l</text:span><text:span text:style-name="T3">es:</text:span><text:span text:style-name="T9"> </text:span><text:span text:style-name="T5">Python es </text:span><text:span text:style-name="T6">un lenguaje de programación </text:span><text:span text:style-name="T5">completamente orientado a objetos. No se necesita declarar variables antes de usarlas. Cada variable en Python es un objeto y así cada objeto soporta las siguientes instrucciones:</text:span></text:p>
      <text:p text:style-name="P31"><text:tab/>help(object) - Muestra información de como usar objetos.</text:p>
      <text:p text:style-name="P44"/>
      <text:p text:style-name="P6">Vamos a <text:span text:style-name="T15">comenzar </text:span>recorr<text:span text:style-name="T15">iendo</text:span> Números (hay de todo tipo...) y cadenas(strings) de caracteres <text:span text:style-name="T15">(que son el core de los dos tipos de variables en cualquier lenguaje de programación)</text:span></text:p>
      <text:p text:style-name="P6">Ojo: Las cadenas están definidas con comillas sencillas o compuestas.</text:p>
      <text:p text:style-name="P41"/>
      <text:p text:style-name="P20">Ejercicio: Utilice la consola para definir y analizar los siguientes objetos</text:p>
      <text:p text:style-name="P20">Entero=1</text:p>
      <text:p text:style-name="P20">Decimal=2.0</text:p>
      <text:p text:style-name="P20">micadena="Hola"</text:p>
      <text:p text:style-name="P20">Interroguelos con “help”...</text:p>
      <text:p text:style-name="P20"/>
      <text:p text:style-name="P16"><text:span text:style-name="T17">Nota sobre las variables</text:span><text:span text:style-name="T16">: </text:span><text:span text:style-name="T24">si bien al principio parece simpático y simple utilizar como nombres de variables, x, y etc.. en códigos complejos eso resulta un kaos. Una buena regla de programador es usar nombres de variables lógicos y tratar uno mismo de seguir cierta lógica o reglas de construcción de nombres.</text:span></text:p>
      <text:p text:style-name="P48"/>
      <text:p text:style-name="P15"><text:span text:style-name="T16">El comando print: </text:span><text:span text:style-name="T22">uno de los comandos mas utilizados en pyhton es print(), este comando le dice al programa que nos muestre lo que sea que esta en la(s) variable(s) entre () en pantalla y lo podemos usar para ver que estamos guardando en ellas.</text:span></text:p>
      <text:p text:style-name="P52"/>
      <text:p text:style-name="P59">Pruebe el comando print con las variables definidas anteriormente u otras de su interés</text:p>
      <text:p text:style-name="P52"/>
      <text:p text:style-name="P5">Comentarios El carácter #:</text:p>
      <text:p text:style-name="P18">Una buena practica de programación es agregar al codigo comentarios que explican que es lo que hace un dado bloque. En python el carácter # antes de una linea (o parte de ella hacia la derecha) le dice al interprete que lo que sigue es un comentario y no parte del código.</text:p>
      <text:p text:style-name="P18">A modo de ejemplo </text:p>
      <text:p text:style-name="P38">x=3</text:p>
      <text:p text:style-name="P38">print(x) # esta linea de codigo imprime el contenido de la variable x en pantalla</text:p>
      <text:p text:style-name="P38"/>
      <text:p text:style-name="P26">pruebe poner #antes de cada una de las lineas de codigo, que pasa?</text:p>
      <text:p text:style-name="P60"/>
      <text:p text:style-name="P18"/>
      <text:p text:style-name="P18"/>
      <text:p text:style-name="P8"><text:soft-page-break/><text:span text:style-name="T16">Operadores sencillos: </text:span><text:span text:style-name="T23">En python (como en casi cualquier lenguaje de programación) las opearaciones matemáticas (suma, resta, multiplicación, exponencial et.) y las lógicas (Mayor / Menor / Igual etc)</text:span><text:span text:style-name="T22"> pueden ser ejecutados </text:span><text:span text:style-name="T23">de manera directa (no hay que invocar las funciones) y funcionan prácticamente sobre todo los tipos de variables. Sobre números su resultado parece bastante obvio (no?), sobre otras variables el resultado puede ser más útil o interesante.</text:span></text:p>
      <text:p text:style-name="P21"/>
      <text:p text:style-name="P20">Pruebe operaciones aritméticas entre números (de distinto tipo), entre cadenas, y mezclados?</text:p>
      <text:p text:style-name="Text_20_body"/>
      <text:p text:style-name="P40"><text:span text:style-name="T3">Listas:</text:span><text:span text:style-name="T8"> </text:span><text:span text:style-name="T1">son </text:span><text:span text:style-name="T2">colecciones de <text:s/>elementos ordenados</text:span><text:span text:style-name="T1">. <text:s/>Los elementos de la lista pueden ser recorridos iterativamente o accediendo a ellos via un índice basado en cero </text:span><text:span text:style-name="T2">( y esta es su utilizada)</text:span><text:span text:style-name="T1">. </text:span></text:p>
      <text:p text:style-name="P6"/>
      <text:p text:style-name="P6">La listas se crean explìcitamente:</text:p>
      <text:p text:style-name="P32">Tipo mi_lista=[1,2,3,4,5]</text:p>
      <text:p text:style-name="P6">También se la puede crear vacía []</text:p>
      <text:p text:style-name="P6">Para verla podemos usar print(mi_lista)</text:p>
      <text:p text:style-name="Text_20_body"/>
      <text:p text:style-name="P40"><text:span text:style-name="T1">Las listas permiten un monton de operaciones y funciones (</text:span><text:span text:style-name="T10">append, clear, index, count, sort, pop, insert, remove, len, max, min, etc.)</text:span></text:p>
      <text:p text:style-name="P6">En general se usan: lista.comando(variable)</text:p>
      <text:p text:style-name="P32">Ejemplo: mi_lista.index(x) </text:p>
      <text:p text:style-name="Text_20_body"/>
      <text:p text:style-name="P6">Las listas se pueden recorrer <text:span text:style-name="T25">usando un “loop” (existen distintos tipos de loops y ya los iremos viendo), <text:s/>un primer ejemplo (loop for)</text:span></text:p>
      <text:p text:style-name="P6"/>
      <text:p text:style-name="P6">for x in mi_lista:</text:p>
      <text:p text:style-name="P6"><text:tab/>print x</text:p>
      <text:p text:style-name="P3"/>
      <text:p text:style-name="P4">Nota sobre Indentación: <text:span text:style-name="T21">En pyhton para ordenar la escritura de código es mandatorio cuando se utiliza un comando que luego ejecuta una serie de comandos dentro de un bloque (así <text:s/>sea uno solo, como en este caso) los comandos del bloque se escriben corridos un “tab” hacia la derecha. Esto se llama indentación y es uno de los errores de sintaxis mas comunes. </text:span></text:p>
      <text:p text:style-name="P3"/>
      <text:p text:style-name="P20">Ejercicio: cree una lista de números y/o elementos(caracteres), pruebe diferentes comandos para manipular la lista.</text:p>
      <text:p text:style-name="P20"/>
      <text:p text:style-name="P25">Pruebe el “for loop” para recorrer la lista. Reflexione sobre el rol de “x”</text:p>
      <text:p text:style-name="P25">Que valor toma x?</text:p>
      <text:p text:style-name="P3"/>
      <text:p text:style-name="P3">Nota sobre listas: <text:span text:style-name="T21">una de las claves de las listas es que los elementos pueden ser variables en si mismas, y por lo tanto pueden contener dentro cualquier cosa (incluso cosas distintas). Esto </text:span><text:soft-page-break/><text:span text:style-name="T21">suena un poco “loco” y lo iremos viendo con el avance del curso, si esta ansioso pruebe por ejemplo crear listas de listas, o transformar un “string” en una lista de caracteres.</text:span></text:p>
      <text:p text:style-name="P42"/>
      <text:p text:style-name="P3"/>
      <text:p text:style-name="P2"><text:span text:style-name="T27">Variables booleanas</text:span>:</text:p>
      <text:p text:style-name="P10">La estructura bósica de cualquier <text:span text:style-name="T26">algoritmo, y por ende programa,</text:span> es la toma de decisiones (condicionales) y la iteración (bucles-<text:span text:style-name="T26">loops</text:span>). La toma de decisiones se basa en variables booleanas y logicas (True, Flase, And, Or, not etc). </text:p>
      <text:p text:style-name="P55">Estos operadores, dependen de una variable (de tipo booleana) o de una condición</text:p>
      <text:p text:style-name="P55"/>
      <text:p text:style-name="P62">Primer ejemplo: definamos un variable booleana y hagamos un print</text:p>
      <text:p text:style-name="P63">b=True o b=False</text:p>
      <text:p text:style-name="P63"/>
      <text:p text:style-name="P43"><text:span text:style-name="T12">Segundo e</text:span><text:span text:style-name="T11">jemplo: Definimos una variable y luego </text:span><text:span text:style-name="T12">evaluamos condiciones</text:span></text:p>
      <text:p text:style-name="P32">x = 2</text:p>
      <text:p text:style-name="P32">print(x == 2) <text:s/></text:p>
      <text:p text:style-name="P32">print(x == 3) <text:s/></text:p>
      <text:p text:style-name="P32">print(x &lt; 3)</text:p>
      <text:p text:style-name="P20">Pruebe los comandos en su jupyter... (le va cazando la onda?)</text:p>
      <text:p text:style-name="P29"/>
      <text:p text:style-name="P29"><text:span text:style-name="T16">Nota:</text:span> para asignar valores a una variable se utiliza el operador de igualdad "=", mientras que para comprar las variables entre ellas se hace uso de dos signos de igualdad "==". </text:p>
      <text:p text:style-name="P29">La no igualdad se realiza con el operador "!="</text:p>
      <text:p text:style-name="Text_20_body"/>
      <text:p text:style-name="P69">Toma de decisiones (Condicionales):</text:p>
      <text:p text:style-name="P11">El uso de True - False se usa para la toma de decisiones con los comandos Si (if) entonces (then). </text:p>
      <text:p text:style-name="P11"/>
      <text:p text:style-name="P33">Ejemplo:</text:p>
      <text:p text:style-name="P32">if x==2:</text:p>
      <text:p text:style-name="P39">    <text:span text:style-name="T13">print("equis es igual a 2")</text:span></text:p>
      <text:p text:style-name="P32">A esto se pueden agregar operadores “booleanos” "y " (and) y "o " (or) que permite construir complejas expresiones boleanas, por ejemplo:</text:p>
      <text:p text:style-name="P45"/>
      <text:p text:style-name="P32">name = "John"</text:p>
      <text:p text:style-name="P32">age = 23</text:p>
      <text:p text:style-name="P32">if name == "John" and age == 23:</text:p>
      <text:p text:style-name="P39">    <text:span text:style-name="T13">print "tu nombre es John, y tu tienes 23 años."</text:span></text:p>
      <text:p text:style-name="Text_20_body"/>
      <text:p text:style-name="P6">Ademas podemos usar “sino(else)” o “un segundo condicional (elif) como ser:</text:p>
      <text:p text:style-name="P6"/>
      <text:p text:style-name="P32"><text:soft-page-break/>if x == 2:</text:p>
      <text:p text:style-name="P39">    <text:span text:style-name="T13">print "x igual dos!"</text:span></text:p>
      <text:p text:style-name="P32">else:</text:p>
      <text:p text:style-name="P39">    <text:span text:style-name="T13">print "x no es igual a dos."</text:span></text:p>
      <text:p text:style-name="Text_20_body"/>
      <text:p text:style-name="P20">Ejercicio: practique comandos if / else / elif con operaciones booleanas</text:p>
      <text:p text:style-name="Text_20_body"/>
      <text:p text:style-name="P30"><text:span text:style-name="T18">Bucles – loops (For <text:s/>y While)</text:span><text:span text:style-name="T16">:</text:span></text:p>
      <text:p text:style-name="P12"/>
      <text:p text:style-name="P6">Hay dos tipos de loops (bucles) en Python, for y while. </text:p>
      <text:p text:style-name="P6">Los loop For iteran sobre una secuencia (una lista predefinida o un rango)</text:p>
      <text:p text:style-name="P32"/>
      <text:p text:style-name="P32">Ejemplo:</text:p>
      <text:p text:style-name="P34">primos = [2,3,5,7]</text:p>
      <text:p text:style-name="P34">for x in primos:</text:p>
      <text:p text:style-name="P32"><text:tab/>print(x)</text:p>
      <text:p text:style-name="P67"/>
      <text:p text:style-name="P34">for x in range(1,5):</text:p>
      <text:p text:style-name="P32"><text:tab/>print(x)</text:p>
      <text:p text:style-name="P17"/>
      <text:p text:style-name="P6">Los loop While se repiten mientras se cumpla una condición “logica” sea cumplida.</text:p>
      <text:p text:style-name="Text_20_body"/>
      <text:p text:style-name="P34">suma=0</text:p>
      <text:p text:style-name="P34">while suma &lt; 5:</text:p>
      <text:p text:style-name="P66"><text:tab/>print(suma)</text:p>
      <text:p text:style-name="P66"><text:tab/>suma = suma +1</text:p>
      <text:p text:style-name="Text_20_body"/>
      <text:p text:style-name="P6">Exi<text:span text:style-name="T28">st</text:span>en dos comandos <text:span text:style-name="T28">básicos </text:span>para controlar un loop "break" y "continue"</text:p>
      <text:p text:style-name="P6">break es usado para salir de un loop o un loop while.</text:p>
      <text:p text:style-name="P41"><text:span text:style-name="T5">Continue es usado para saltar el </text:span><text:span text:style-name="T7">paso/</text:span><text:span text:style-name="T5">bloque actual.</text:span></text:p>
      <text:p text:style-name="P17">Ambos comandos son muy útiles pero cuesta cierto trabajo comprender bien su funcionamiento, practique utilizarlos un poco con loops simple para entender como funcionan.</text:p>
      <text:p text:style-name="P57">Pruebe/piense la diferencia entre los siguientes codigos</text:p>
      <text:p text:style-name="P68">for x in range(1,5):</text:p>
      <text:p text:style-name="P68"><text:s text:c="4"/>print('empezando bloque',x)</text:p>
      <text:p text:style-name="P68"><text:s text:c="4"/>if x == 2:</text:p>
      <text:p text:style-name="P68"><text:s text:c="8"/>Elija =&gt; break o continue</text:p>
      <text:p text:style-name="P68"><text:s text:c="4"/>print('termine bloque',x)</text:p>
      <text:p text:style-name="P50">Input-Ouput</text:p>
      <text:p text:style-name="P9"><text:soft-page-break/><text:span text:style-name="T29">Una de las cosas mas importantes cuando uno hace un programa còdigo es poder enviarle/cargarle información al mismo (ya sea desde la linea de comando o desde un archivo) y luego poder obener información (ya vimos que en linea de comando se usa el print) o en un archivo. En python entonces p</text:span>ara ingresar (input) y sacar (output) de un programa hay típicamente dos maneras. Directa, interactiva (o por linea comando); o a través de archivos. En el primer caso la salida ya la vimos y es el clásico “print” el equivalente de entrada es Input.</text:p>
      <text:p text:style-name="P13"/>
      <text:p text:style-name="P36">Ejemlplo: </text:p>
      <text:p text:style-name="P37">print('Ingrese su nombre:')</text:p>
      <text:p text:style-name="P37">nombre = input()</text:p>
      <text:p text:style-name="P37">print('Hola, ' + nombre)</text:p>
      <text:p text:style-name="P46"/>
      <text:p text:style-name="P51">Lectura / Escritura de archivos</text:p>
      <text:p text:style-name="P51"/>
      <text:p text:style-name="P6">Para leer y escribir archivos se utilizan los comandos open-read-write</text:p>
      <text:p text:style-name="P6">Lo primero que se debe hacer es “abrir” un archivo en memoria:</text:p>
      <text:p text:style-name="P6">file = open("nombre del file", ModoDeApertura)</text:p>
      <text:p text:style-name="P6">Hay 4 modos de apertura: </text:p>
      <text:p text:style-name="P6">"r" - Read - Default value. Opens a file for reading, error if the file does not exist</text:p>
      <text:p text:style-name="P6">"a" - Append - Opens a file for appending, creates the file if it does not exist</text:p>
      <text:p text:style-name="P6">"w" - Write - Opens a file for writing, creates the file if it does not exist</text:p>
      <text:p text:style-name="P6">"x" - Create - Creates the specified file, returns an error if the file exists</text:p>
      <text:p text:style-name="Text_20_body"/>
      <text:p text:style-name="P6">Para leerlo una vez abierto se usa “read”</text:p>
      <text:p text:style-name="P6">read() lo lee entero, si queremos leer linea x linea usamos readlines() , luego debemos cerrarlo con close.</text:p>
      <text:p text:style-name="P6">Ejemplo:</text:p>
      <text:p text:style-name="P35">f = open("file_de _prueba", "r")</text:p>
      <text:p text:style-name="P35">print(f.readline())</text:p>
      <text:p text:style-name="P35">f.close()</text:p>
      <text:p text:style-name="P6">Cuando abrimos un archivo con “a” append “w” esto nos permite agregar lineas y/o sobre-escribir el archivo:</text:p>
      <text:p text:style-name="Text_20_body"/>
      <text:p text:style-name="P6">Pruebe por ejemplo loss siguientes codigos</text:p>
      <text:p text:style-name="P7">f = open("demofile2.txt", "a")</text:p>
      <text:p text:style-name="P7">f.write("Now the file has more content!")</text:p>
      <text:p text:style-name="P7">f.close()</text:p>
      <text:p text:style-name="Text_20_body"/>
      <text:p text:style-name="P14">f = open("demofile3.txt", "w")</text:p>
      <text:p text:style-name="P14">f.write("Woops! I have deleted the content!")</text:p>
      <text:p text:style-name="P14">f.close()</text:p>
      <text:p text:style-name="Text_20_body"><text:soft-page-break/></text:p>
      <text:p text:style-name="P58">Finalmente para abrir un archivo nuevo se usa “x” en este caso si el archivo existe devuelve un error. Al igual que el read y el write se puede hacer por líneas y con formatos (esto deberá explorarlo por su cuenta)</text:p>
      <text:p text:style-name="P58"/>
      <text:p text:style-name="P72"><text:span text:style-name="T1">Funciones</text:span></text:p>
      <text:p text:style-name="P71"><text:span text:style-name="T5">Para que el código no sea un kaos, ademas de utilizar los bloques de codigo por indentación, uno puede crear lo que se llaman funciones (antes subrutinas) que son pequeños bloques de codigo (algortimos) que hacen una funcion especifica y toman un “input” y entregan un “output”</text:span></text:p>
      <text:p text:style-name="P71"><text:span text:style-name="T5">Para entender como ss su sintaxis mire y pruebe el siguiente código:</text:span></text:p>
      <text:p text:style-name="Text_20_body"/>
      <text:p text:style-name="P70"># ddefinicion de la funcion</text:p>
      <text:p text:style-name="P44">def mi_funcion(var1,var2):</text:p>
      <text:p text:style-name="P44"><text:s text:c="4"/>output=var1+var2</text:p>
      <text:p text:style-name="P44"><text:s text:c="4"/>return output</text:p>
      <text:p text:style-name="P74">#uso de la función </text:p>
      <text:p text:style-name="P44">x=mi_funcion(<text:span text:style-name="T32">a</text:span>,<text:span text:style-name="T32">b</text:span>)</text:p>
      <text:p text:style-name="P44">print(x)</text:p>
      <text:p text:style-name="Text_20_body"/>
      <text:p text:style-name="P75">pruebe jugar cambiando quienes son a y b (diferentes enteros, flotantes, o caracteres), pruebe cambiar la funcion, por ejemplo reemplazando la suma por otra cosa.</text:p>
      <text:p text:style-name="Text_20_body"/>
      <text:p text:style-name="P49">Primeros Ejercicios:</text:p>
      <text:p text:style-name="P19">A continuación se presentan 3 ejercicios que permitirán realizar los primeros programas e integrar lo aprendido en este primer modulo o para los que ya saben programar practicar un poco.</text:p>
      <text:p text:style-name="P22"/>
      <text:p text:style-name="P28">Ejercicio <text:span text:style-name="T30">1</text:span>: </text:p>
      <text:p text:style-name="P23"><text:span text:style-name="T30">O</text:span>btenga usando loops, condicionales etc. todos los primos del 1 al 20, <text:span text:style-name="T30">e</text:span> imprimalos en pantalla. <text:span text:style-name="T30">Luego extienda su código para que sea capaz de determinar todo los números primeros hasta un número limite definido por el usuario.</text:span></text:p>
      <text:p text:style-name="P27">Algunos consejos: </text:p>
      <text:p text:style-name="P27">Trate primero de entender en términos computacionales que significa que un numero sea primo.</text:p>
      <text:p text:style-name="P27">Existe una cosa llamada función/operación modulo (o resto, investiguela...)</text:p>
      <text:p text:style-name="P27">Recuerde que para recorrer elementos en orden se usan listas.</text:p>
      <text:p text:style-name="P27">Una vez tenga alguna primer versión del programa funcionando, analice un poco la performance en tiempo (cuanto tarda su programa?) y piense si es posible optimizarlo.</text:p>
      <text:p text:style-name="P47"/>
      <text:p text:style-name="P23"><text:span text:style-name="T16">Ejercicio </text:span><text:span text:style-name="T19">2</text:span><text:span text:style-name="T16">:</text:span> </text:p>
      <text:p text:style-name="P23"><text:soft-page-break/>Haga un programa que pregunte: Nombre, fecha de nacimiento y DNI y los combine de manera elegante para obtener posibles passwords de HomeBanking u otras aplicaciones. (recuerde que <text:span text:style-name="T30">usualmente </text:span>la clave debe ser de 8 caracteres, al menos 2 letras, al menos 2 números, y no puede contener fragmentos de la fecha de nacimiento, nombre o DNI). </text:p>
      <text:p text:style-name="P23">Consejo: use el orden del alfabeto y/o el pad númerico de celulares viejos para interconvertir números-letras <text:span text:style-name="T30">(piense que un string no es otra cosa que una cadena (lista?) de caracteres individuales</text:span>.</text:p>
      <text:p text:style-name="P47"/>
      <text:p text:style-name="P24"><text:span text:style-name="T16">Ejercicio </text:span><text:span text:style-name="T20">3</text:span><text:span text:style-name="T16">:</text:span> </text:p>
      <text:p text:style-name="P24"><text:span text:style-name="T31">E</text:span>lija (o cree) un archivo de texto <text:span text:style-name="T31">(puede ser una hoja de su plan de tesis, de un paper o lo que sea)</text:span>, <text:span text:style-name="T31">realice un programa que: i) lea el archivo, y ii) Luego extraiga <text:s/>el numero de </text:span>veces que aparece una dada palabra <text:span text:style-name="T31">(elegida por el usuario)</text:span> e imprímala en <text:span text:style-name="T31">pantalla</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6T12:31:32.738938795</meta:creation-date>
    <dc:date>2023-08-05T18:58:48.587613309</dc:date>
    <meta:editing-duration>PT2H38M2S</meta:editing-duration>
    <meta:editing-cycles>20</meta:editing-cycles>
    <meta:generator>LibreOffice/7.3.7.2$Linux_X86_64 LibreOffice_project/30$Build-2</meta:generator>
    <meta:document-statistic meta:table-count="0" meta:image-count="0" meta:object-count="0" meta:page-count="7" meta:paragraph-count="145" meta:word-count="1764" meta:character-count="10627" meta:non-whitespace-character-count="8929"/>
  </office:meta>
</office:document-meta>
</file>